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5.0071in"/>
    </style:style>
    <style:style style:name="co20" style:family="table-column">
      <style:table-column-properties fo:break-before="auto" style:column-width="2.1764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3.2701in"/>
    </style:style>
    <style:style style:name="co23" style:family="table-column">
      <style:table-column-properties fo:break-before="auto" style:column-width="1.7791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0.3638in"/>
    </style:style>
    <style:style style:name="co26" style:family="table-column">
      <style:table-column-properties fo:break-before="auto" style:column-width="0.5681in"/>
    </style:style>
    <style:style style:name="co27" style:family="table-column">
      <style:table-column-properties fo:break-before="auto" style:column-width="3.9563in"/>
    </style:style>
    <style:style style:name="co28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Teardrop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1" table:default-cell-style-name="ce4"/>
        <table:table-column table:style-name="co26" table:default-cell-style-name="ce4"/>
        <table:table-column table:style-name="co27" table:default-cell-style-name="Default"/>
        <table:table-column table:style-name="co26" table:default-cell-style-name="ce4"/>
        <table:table-column table:style-name="co23" table:default-cell-style-name="Default"/>
        <table:table-column table:style-name="co26" table:default-cell-style-name="ce4"/>
        <table:table-column table:style-name="co17" table:default-cell-style-name="Default"/>
        <table:table-column table:style-name="co26" table:default-cell-style-name="ce4"/>
        <table:table-column table:style-name="co24" table:default-cell-style-name="Default"/>
        <table:table-column table:style-name="co26" table:default-cell-style-name="ce4"/>
        <table:table-column table:style-name="co12" table:default-cell-style-name="Default"/>
        <table:table-column table:style-name="co28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TEAR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TEARDROP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TEARDROP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TEARDROP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TEARDROP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FC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2" office:value-type="float" office:value="10261" calcext:value-type="float">
            <text:p>1.026100000000E+04</text:p>
          </table:table-cell>
          <table:table-cell table:style-name="ce2" office:value-type="float" office:value="7599" calcext:value-type="float">
            <text:p>7.599000000000E+03</text:p>
          </table:table-cell>
          <table:table-cell table:number-columns-repeated="2" table:style-name="ce2" office:value-type="float" office:value="7347" calcext:value-type="float">
            <text:p>7.347000000000E+0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0261" calcext:value-type="float">
            <text:p>10261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599" calcext:value-type="float">
            <text:p>7599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47" calcext:value-type="float">
            <text:p>7347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47" calcext:value-type="float">
            <text:p>734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5809737838076" calcext:value-type="float">
            <text:p>5.809737838076E-03</text:p>
          </table:table-cell>
          <table:table-cell table:style-name="ce2" office:value-type="float" office:value="0.00714080716286" calcext:value-type="float">
            <text:p>7.140807162860E-03</text:p>
          </table:table-cell>
          <table:table-cell table:style-name="ce2" office:value-type="float" office:value="0.007336793707381" calcext:value-type="float">
            <text:p>7.336793707381E-03</text:p>
          </table:table-cell>
          <table:table-cell table:style-name="ce2" office:value-type="float" office:value="0.007335147000398" calcext:value-type="float">
            <text:p>7.335147000398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5809737838076" calcext:value-type="float">
            <text:p>5.80973783807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14080716286" calcext:value-type="float">
            <text:p>7.140807162860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6793707381" calcext:value-type="float">
            <text:p>7.33679370738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5147000398" calcext:value-type="float">
            <text:p>7.335147000398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5662512512745" calcext:value-type="float">
            <text:p>5.662512512745E-07</text:p>
          </table:table-cell>
          <table:table-cell table:style-name="ce2" office:value-type="float" office:value="0.0000009398272128007" calcext:value-type="float">
            <text:p>9.398272128007E-07</text:p>
          </table:table-cell>
          <table:table-cell table:style-name="ce2" office:value-type="float" office:value="0.0000009987467611463" calcext:value-type="float">
            <text:p>9.987467611463E-07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5662512512745" calcext:value-type="float">
            <text:p>5.66251251274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398272128007" calcext:value-type="float">
            <text:p>9.398272128007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7467611463" calcext:value-type="float">
            <text:p>9.98746761146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101.8356741269" calcext:value-type="float">
            <text:p>1.018356741269E+02</text:p>
          </table:table-cell>
          <table:table-cell table:style-name="ce2" office:value-type="float" office:value="101.8418663504" calcext:value-type="float">
            <text:p>1.018418663504E+02</text:p>
          </table:table-cell>
          <table:table-cell table:style-name="ce2" office:value-type="float" office:value="101.8595636256" calcext:value-type="float">
            <text:p>1.018595636256E+02</text:p>
          </table:table-cell>
          <table:table-cell table:style-name="ce2" office:value-type="float" office:value="101.8355644559" calcext:value-type="float">
            <text:p>1.018355644559E+0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356741269" calcext:value-type="float">
            <text:p>1.01835674126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418663504" calcext:value-type="float">
            <text:p>1.018418663504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595636256" calcext:value-type="float">
            <text:p>1.018595636256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355644559" calcext:value-type="float">
            <text:p>1.018355644559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101.8356732173" calcext:value-type="float">
            <text:p>1.018356732173E+02</text:p>
          </table:table-cell>
          <table:table-cell table:style-name="ce2" office:value-type="float" office:value="101.8418655699" calcext:value-type="float">
            <text:p>1.018418655699E+02</text:p>
          </table:table-cell>
          <table:table-cell table:style-name="ce2" office:value-type="float" office:value="101.8595666011" calcext:value-type="float">
            <text:p>1.018595666011E+02</text:p>
          </table:table-cell>
          <table:table-cell table:style-name="ce2" office:value-type="float" office:value="101.8355608386" calcext:value-type="float">
            <text:p>1.018355608386E+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356732173" calcext:value-type="float">
            <text:p>1.018356732173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418655699" calcext:value-type="float">
            <text:p>1.01841865569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595666011" calcext:value-type="float">
            <text:p>1.018595666011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355608386" calcext:value-type="float">
            <text:p>1.018355608386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0.0000009095903408252" calcext:value-type="float">
            <text:p>9.095903408252E-07</text:p>
          </table:table-cell>
          <table:table-cell table:style-name="ce2" office:value-type="float" office:value="0.0000007805327442156" calcext:value-type="float">
            <text:p>7.805327442156E-07</text:p>
          </table:table-cell>
          <table:table-cell table:style-name="ce2" office:value-type="float" office:value="-0.000002975420997586" calcext:value-type="float">
            <text:p>-2.975420997586E-06</text:p>
          </table:table-cell>
          <table:table-cell table:style-name="ce2" office:value-type="float" office:value="0.000003617250541765" calcext:value-type="float">
            <text:p>3.617250541765E-0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095903408252" calcext:value-type="float">
            <text:p>9.095903408252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7805327442156" calcext:value-type="float">
            <text:p>7.805327442156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0.000002975420997586" calcext:value-type="float">
            <text:p>-2.97542099758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3617250541765" calcext:value-type="float">
            <text:p>3.61725054176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0.0000008931942058845" calcext:value-type="float">
            <text:p>8.931942058845E-07</text:p>
          </table:table-cell>
          <table:table-cell table:style-name="ce2" office:value-type="float" office:value="0.0000007664163788301" calcext:value-type="float">
            <text:p>7.664163788301E-07</text:p>
          </table:table-cell>
          <table:table-cell table:style-name="ce2" office:value-type="float" office:value="-0.000002921101261067" calcext:value-type="float">
            <text:p>-2.921101261067E-06</text:p>
          </table:table-cell>
          <table:table-cell table:style-name="ce2" office:value-type="float" office:value="0.00000355205036776" calcext:value-type="float">
            <text:p>3.552050367760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8931942058845" calcext:value-type="float">
            <text:p>8.93194205884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7664163788301" calcext:value-type="float">
            <text:p>7.664163788301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0.000002921101261067" calcext:value-type="float">
            <text:p>-2.921101261067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355205036776" calcext:value-type="float">
            <text:p>3.552050367760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4.712304324578" calcext:value-type="float">
            <text:p>4.712304324578E+00</text:p>
          </table:table-cell>
          <table:table-cell table:style-name="ce2" office:value-type="float" office:value="4.71226880577" calcext:value-type="float">
            <text:p>4.712268805770E+00</text:p>
          </table:table-cell>
          <table:table-cell table:style-name="ce2" office:value-type="float" office:value="4.712349787227" calcext:value-type="float">
            <text:p>4.712349787227E+00</text:p>
          </table:table-cell>
          <table:table-cell table:style-name="ce2" office:value-type="float" office:value="4.712123379377" calcext:value-type="float">
            <text:p>4.712123379377E+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712304324578" calcext:value-type="float">
            <text:p>4.712304324578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71226880577" calcext:value-type="float">
            <text:p>4.712268805770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712349787227" calcext:value-type="float">
            <text:p>4.712349787227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712123379377" calcext:value-type="float">
            <text:p>4.712123379377E+0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00003822127588087" calcext:value-type="float">
            <text:p>3.822127588087E-05</text:p>
          </table:table-cell>
          <table:table-cell table:style-name="ce2" office:value-type="float" office:value="0.00006182290957317" calcext:value-type="float">
            <text:p>6.182290957317E-05</text:p>
          </table:table-cell>
          <table:table-cell table:style-name="ce2" office:value-type="float" office:value="0.00006781012634326" calcext:value-type="float">
            <text:p>6.781012634326E-05</text:p>
          </table:table-cell>
          <table:table-cell table:style-name="ce2" office:value-type="float" office:value="0.00006777759239889" calcext:value-type="float">
            <text:p>6.777759239889E-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3822127588087" calcext:value-type="float">
            <text:p>3.822127588087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6182290957317" calcext:value-type="float">
            <text:p>6.182290957317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6781012634326" calcext:value-type="float">
            <text:p>6.78101263432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6777759239889" calcext:value-type="float">
            <text:p>6.77775923988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5662512512745" calcext:value-type="float">
            <text:p>5.662512512745E-07</text:p>
          </table:table-cell>
          <table:table-cell table:style-name="ce2" office:value-type="float" office:value="0.0000009398272128007" calcext:value-type="float">
            <text:p>9.398272128007E-07</text:p>
          </table:table-cell>
          <table:table-cell table:style-name="ce2" office:value-type="float" office:value="0.0000009987467611463" calcext:value-type="float">
            <text:p>9.987467611463E-07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5662512512745" calcext:value-type="float">
            <text:p>5.66251251274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398272128007" calcext:value-type="float">
            <text:p>9.398272128007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7467611463" calcext:value-type="float">
            <text:p>9.98746761146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9925504300871" calcext:value-type="float">
            <text:p>9.925504300871E-03</text:p>
          </table:table-cell>
          <table:table-cell table:style-name="ce2" office:value-type="float" office:value="0.01340377288107" calcext:value-type="float">
            <text:p>1.340377288107E-02</text:p>
          </table:table-cell>
          <table:table-cell table:style-name="ce2" office:value-type="float" office:value="0.01386599014779" calcext:value-type="float">
            <text:p>1.386599014779E-02</text:p>
          </table:table-cell>
          <table:table-cell table:style-name="ce2" office:value-type="float" office:value="0.01386272317668" calcext:value-type="float">
            <text:p>1.386272317668E-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25504300871" calcext:value-type="float">
            <text:p>9.92550430087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40377288107" calcext:value-type="float">
            <text:p>1.340377288107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86599014779" calcext:value-type="float">
            <text:p>1.386599014779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86272317668" calcext:value-type="float">
            <text:p>1.386272317668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09925504212216" calcext:value-type="float">
            <text:p>9.925504212216E-03</text:p>
          </table:table-cell>
          <table:table-cell table:style-name="ce2" office:value-type="float" office:value="0.01340377277834" calcext:value-type="float">
            <text:p>1.340377277834E-02</text:p>
          </table:table-cell>
          <table:table-cell table:style-name="ce2" office:value-type="float" office:value="0.01386599055283" calcext:value-type="float">
            <text:p>1.386599055283E-02</text:p>
          </table:table-cell>
          <table:table-cell table:style-name="ce2" office:value-type="float" office:value="0.01386272268427" calcext:value-type="float">
            <text:p>1.386272268427E-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25504212216" calcext:value-type="float">
            <text:p>9.92550421221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40377277834" calcext:value-type="float">
            <text:p>1.340377277834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86599055283" calcext:value-type="float">
            <text:p>1.386599055283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86272268427" calcext:value-type="float">
            <text:p>1.386272268427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004592889205241" calcext:value-type="float">
            <text:p>4.592889205241E-04</text:p>
          </table:table-cell>
          <table:table-cell table:style-name="ce2" office:value-type="float" office:value="0.0006201985793327" calcext:value-type="float">
            <text:p>6.201985793327E-04</text:p>
          </table:table-cell>
          <table:table-cell table:style-name="ce2" office:value-type="float" office:value="0.0006414851330284" calcext:value-type="float">
            <text:p>6.414851330284E-04</text:p>
          </table:table-cell>
          <table:table-cell table:style-name="ce2" office:value-type="float" office:value="0.0006414543124663" calcext:value-type="float">
            <text:p>6.414543124663E-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592889205241" calcext:value-type="float">
            <text:p>4.592889205241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6201985793327" calcext:value-type="float">
            <text:p>6.201985793327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6414851330284" calcext:value-type="float">
            <text:p>6.414851330284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6414543124663" calcext:value-type="float">
            <text:p>6.414543124663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0003725270553691" calcext:value-type="float">
            <text:p>3.725270553691E-09</text:p>
          </table:table-cell>
          <table:table-cell table:style-name="ce2" office:value-type="float" office:value="0.00000000813673461084" calcext:value-type="float">
            <text:p>8.136734610840E-09</text:p>
          </table:table-cell>
          <table:table-cell table:style-name="ce2" office:value-type="float" office:value="0.000000009230891143923" calcext:value-type="float">
            <text:p>9.230891143923E-09</text:p>
          </table:table-cell>
          <table:table-cell table:style-name="ce2" office:value-type="float" office:value="0.000000009226462346704" calcext:value-type="float">
            <text:p>9.226462346704E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3725270553691" calcext:value-type="float">
            <text:p>3.725270553691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813673461084" calcext:value-type="float">
            <text:p>8.136734610840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9230891143923" calcext:value-type="float">
            <text:p>9.230891143923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9226462346704" calcext:value-type="float">
            <text:p>9.226462346704E-09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office:value-type="float" office:value="4.487434922" calcext:value-type="float">
            <text:p>4.487434922</text:p>
          </table:table-cell>
          <table:table-cell office:value-type="float" office:value="19.907344569" calcext:value-type="float">
            <text:p>19.907344569</text:p>
          </table:table-cell>
          <table:table-cell office:value-type="float" office:value="28.094412173" calcext:value-type="float">
            <text:p>28.094412173</text:p>
          </table:table-cell>
          <table:table-cell office:value-type="float" office:value="32.96324077" calcext:value-type="float">
            <text:p>32.963240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office:value-type="float" office:value="4.487434922" calcext:value-type="float">
            <text:p>4.487434922</text:p>
          </table:table-cell>
          <table:table-cell office:value-type="string" calcext:value-type="string">
            <text:p>&amp;</text:p>
          </table:table-cell>
          <table:table-cell office:value-type="float" office:value="19.907344569" calcext:value-type="float">
            <text:p>19.907344569</text:p>
          </table:table-cell>
          <table:table-cell office:value-type="string" calcext:value-type="string">
            <text:p>&amp;</text:p>
          </table:table-cell>
          <table:table-cell office:value-type="float" office:value="28.094412173" calcext:value-type="float">
            <text:p>28.094412173</text:p>
          </table:table-cell>
          <table:table-cell office:value-type="string" calcext:value-type="string">
            <text:p>&amp;</text:p>
          </table:table-cell>
          <table:table-cell office:value-type="float" office:value="32.96324077" calcext:value-type="float">
            <text:p>32.9632407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&amp;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Teardrop Performance 1: Chord-Error per Interpolated-Point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(SCE/TIP)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FC10 Teardrop L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5662512512745" calcext:value-type="float">
            <text:p>5.662512512745E-07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FC20 Teardrop L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398272128007" calcext:value-type="float">
            <text:p>9.398272128007E-07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(9) ALGORITHM EXECUTION STATISTICS </text:p>
          </table:table-cell>
          <table:table-cell table:style-name="ce2"/>
          <table:table-cell table:number-columns-repeated="9"/>
          <table:table-cell office:value-type="string" calcext:value-type="string">
            <text:p>FC30 Teardrop L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7467611463" calcext:value-type="float">
            <text:p>9.987467611463E-07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FC40 Teardrop L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TOTAL-INTERPOLATED-POINTS <text:s text:c="9"/></text:p>
          </table:table-cell>
          <table:table-cell table:style-name="ce2" office:value-type="float" office:value="7347" calcext:value-type="float">
            <text:p>7.347000000000E+03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SUM-CHORD-ERROR-(mm) <text:s text:c="14"/></text:p>
          </table:table-cell>
          <table:table-cell table:style-name="ce2" office:value-type="float" office:value="0.007335147000398" calcext:value-type="float">
            <text:p>7.335147000398E-03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SUM-CHORD-ERROR/TOT-INTERPOL-PNTS <text:s/>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 table:number-columns-repeated="9"/>
          <table:table-cell office:value-type="string" calcext:value-type="string">
            <text:p>Teardrop Performance 2: Chord-Error per Chord-Length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(SCE/SCL)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SUM-ARC-LENGTH-(mm) <text:s text:c="15"/></text:p>
          </table:table-cell>
          <table:table-cell table:style-name="ce2" office:value-type="float" office:value="101.8355644559" calcext:value-type="float">
            <text:p>1.018355644559E+02</text:p>
          </table:table-cell>
          <table:table-cell table:number-columns-repeated="9"/>
          <table:table-cell office:value-type="string" calcext:value-type="string">
            <text:p>FC10 Teardrop L0.18</text:p>
          </table:table-cell>
          <table:table-cell office:value-type="string" calcext:value-type="string">
            <text:p>&amp;</text:p>
          </table:table-cell>
          <table:table-cell office:value-type="float" office:value="0.00005705012452441" calcext:value-type="float">
            <text:p>5.705012452441E-05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SUM-CHORD-LENGTH-(mm) <text:s text:c="13"/></text:p>
          </table:table-cell>
          <table:table-cell table:style-name="ce2" office:value-type="float" office:value="101.8355608386" calcext:value-type="float">
            <text:p>1.018355608386E+02</text:p>
          </table:table-cell>
          <table:table-cell table:number-columns-repeated="9"/>
          <table:table-cell office:value-type="string" calcext:value-type="string">
            <text:p>FC20 Teardrop L0.18</text:p>
          </table:table-cell>
          <table:table-cell office:value-type="string" calcext:value-type="string">
            <text:p>&amp;</text:p>
          </table:table-cell>
          <table:table-cell office:value-type="float" office:value="0.00007011661778683" calcext:value-type="float">
            <text:p>7.011661778683E-05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DIFF-ARC-LENGTH-CHORD-LENGTH-(mm) <text:s/></text:p>
          </table:table-cell>
          <table:table-cell table:style-name="ce2" office:value-type="float" office:value="0.000003617250541765" calcext:value-type="float">
            <text:p>3.617250541765E-06</text:p>
          </table:table-cell>
          <table:table-cell table:number-columns-repeated="9"/>
          <table:table-cell office:value-type="string" calcext:value-type="string">
            <text:p>FC30 Teardrop L0.18</text:p>
          </table:table-cell>
          <table:table-cell office:value-type="string" calcext:value-type="string">
            <text:p>&amp;</text:p>
          </table:table-cell>
          <table:table-cell office:value-type="float" office:value="0.00007202851879506" calcext:value-type="float">
            <text:p>7.202851879506E-05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PCNT-DIFF-ARC-CHORD-LENGTH <text:s text:c="8"/></text:p>
          </table:table-cell>
          <table:table-cell table:style-name="ce2" office:value-type="float" office:value="0.00000355205036776" calcext:value-type="float">
            <text:p>3.552050367760E-06</text:p>
          </table:table-cell>
          <table:table-cell table:number-columns-repeated="9"/>
          <table:table-cell office:value-type="string" calcext:value-type="string">
            <text:p>FC40 Teardrop L0.18</text:p>
          </table:table-cell>
          <table:table-cell office:value-type="string" calcext:value-type="string">
            <text:p>&amp;</text:p>
          </table:table-cell>
          <table:table-cell office:value-type="float" office:value="0.00007202932786929" calcext:value-type="float">
            <text:p>7.202932786929E-05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SUM-CHORD-ERROR/SUM-CHORD-LENGTH <text:s text:c="2"/>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Teardrop Performance 3: Arc-Area per Chord-Length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(SAA/SCL)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SUM-ARC-THETA-(rad) <text:s text:c="15"/></text:p>
          </table:table-cell>
          <table:table-cell table:style-name="ce2" office:value-type="float" office:value="4.712123379377" calcext:value-type="float">
            <text:p>4.712123379377E+00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SUM-ARC-AREA-(mm2) <text:s text:c="16"/></text:p>
          </table:table-cell>
          <table:table-cell table:style-name="ce2" office:value-type="float" office:value="0.00006777759239889" calcext:value-type="float">
            <text:p>6.777759239889E-05</text:p>
          </table:table-cell>
          <table:table-cell table:number-columns-repeated="9"/>
          <table:table-cell office:value-type="string" calcext:value-type="string">
            <text:p>FC10 Teardrop L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FC20 Teardrop L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SUM-ARC-AREA/SUM-CHORD-LENGTH <text:s text:c="5"/>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number-columns-repeated="9"/>
          <table:table-cell office:value-type="string" calcext:value-type="string">
            <text:p>FC30 Teardrop L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FC40 Teardrop L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AVG-CHORD-ERROR-(mm) <text:s text:c="14"/>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AVG-ARC-LENGTH-(mm) <text:s text:c="15"/></text:p>
          </table:table-cell>
          <table:table-cell table:style-name="ce2" office:value-type="float" office:value="0.01386272317668" calcext:value-type="float">
            <text:p>1.386272317668E-02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AVG-CHORD-LENGTH-(mm) <text:s text:c="13"/></text:p>
          </table:table-cell>
          <table:table-cell table:style-name="ce2" office:value-type="float" office:value="0.01386272268427" calcext:value-type="float">
            <text:p>1.386272268427E-02</text:p>
          </table:table-cell>
          <table:table-cell table:number-columns-repeated="9"/>
          <table:table-cell office:value-type="string" calcext:value-type="string">
            <text:p>Teardrop Percentage Difference : Arc-Length vs Chord-Length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(SAL-SCL)/(SAL)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AVG-ARC-THETA-(rad) <text:s text:c="15"/></text:p>
          </table:table-cell>
          <table:table-cell table:style-name="ce2" office:value-type="float" office:value="0.0006414543124663" calcext:value-type="float">
            <text:p>6.414543124663E-04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C40-L0.18-A28-TEARDROP AVG-ARC-AREA-(mm2) <text:s text:c="16"/></text:p>
          </table:table-cell>
          <table:table-cell table:style-name="ce2" office:value-type="float" office:value="0.000000009226462346704" calcext:value-type="float">
            <text:p>9.226462346704E-09</text:p>
          </table:table-cell>
          <table:table-cell table:number-columns-repeated="9"/>
          <table:table-cell office:value-type="string" calcext:value-type="string">
            <text:p>FC10 Teardrop L0.18</text:p>
          </table:table-cell>
          <table:table-cell office:value-type="string" calcext:value-type="string">
            <text:p>&amp;</text:p>
          </table:table-cell>
          <table:table-cell office:value-type="float" office:value="0.0000008931942058845" calcext:value-type="float">
            <text:p>8.931942058845E-07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FC20 Teardrop L0.18</text:p>
          </table:table-cell>
          <table:table-cell office:value-type="string" calcext:value-type="string">
            <text:p>&amp;</text:p>
          </table:table-cell>
          <table:table-cell office:value-type="float" office:value="0.0000007664163788301" calcext:value-type="float">
            <text:p>7.664163788301E-07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date" office:date-value="2023-10-05T11:11:55.56" calcext:value-type="date">
            <text:p>2023-10-05 11:11:55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6"/>
          <table:table-cell office:value-type="string" calcext:value-type="string">
            <text:p><text:s/>32.963240770 seconds.</text:p>
          </table:table-cell>
          <table:table-cell/>
          <table:table-cell office:value-type="string" calcext:value-type="string">
            <text:p>FC30 Teardrop L0.18</text:p>
          </table:table-cell>
          <table:table-cell office:value-type="string" calcext:value-type="string">
            <text:p>&amp;</text:p>
          </table:table-cell>
          <table:table-cell office:value-type="float" office:value="-0.000002921101261067" calcext:value-type="float">
            <text:p>-2.921101261067E-06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FC40 Teardrop L0.18</text:p>
          </table:table-cell>
          <table:table-cell office:value-type="string" calcext:value-type="string">
            <text:p>&amp;</text:p>
          </table:table-cell>
          <table:table-cell office:value-type="float" office:value="0.00000355205036776" calcext:value-type="float">
            <text:p>3.55205036776E-06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&amp;</text:p>
          </table:table-cell>
          <table:table-cell table:number-columns-repeated="8"/>
        </table:table-row>
        <table:table-row table:style-name="ro1" table:number-rows-repeated="104851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07:08:58.652024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8T07:32:04.366602334</dc:date>
    <meta:editing-duration>PT3H56M3S</meta:editing-duration>
    <meta:editing-cycles>38</meta:editing-cycles>
    <meta:generator>LibreOffice/6.4.7.2$Linux_X86_64 LibreOffice_project/40$Build-2</meta:generator>
    <meta:document-statistic meta:table-count="4" meta:cell-count="3008" meta:object-count="0"/>
  </office:meta>
</office:document-meta>
</file>